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5656f" officeooo:paragraph-rsid="0005656f"/>
    </style:style>
    <style:style style:name="P2" style:family="paragraph" style:parent-style-name="Standard">
      <style:text-properties officeooo:rsid="0005656f" officeooo:paragraph-rsid="0005656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044296002314128069" text:style-name="L1">
        <text:list-item>
          <text:p text:style-name="P1">Blower harness</text:p>
          <text:list>
            <text:list-item>
              <text:p text:style-name="P1">Cut blower wires to 50mm</text:p>
            </text:list-item>
            <text:list-item>
              <text:p text:style-name="P1">Cut heat shrink to 20mm</text:p>
            </text:list-item>
            <text:list-item>
              <text:p text:style-name="P1">Black and red 24ga wires cut to 230mm</text:p>
            </text:list-item>
          </text:list>
        </text:list-item>
        <text:list-item>
          <text:p text:style-name="P1">fan harness</text:p>
          <text:list>
            <text:list-item>
              <text:p text:style-name="P1">Cut fan wires to 50mm</text:p>
            </text:list-item>
            <text:list-item>
              <text:p text:style-name="P1">Cut heat shrink to 20mm</text:p>
            </text:list-item>
            <text:list-item>
              <text:p text:style-name="P1">Black and red 24ga wires cut to 185mm</text:p>
            </text:list-item>
          </text:list>
        </text:list-item>
        <text:list-item>
          <text:p text:style-name="P1">Hexagon wiring</text:p>
          <text:list>
            <text:list-item>
              <text:p text:style-name="P1">24V cartridge</text:p>
              <text:list>
                <text:list-item>
                  <text:p text:style-name="P1">225mm</text:p>
                </text:list-item>
              </text:list>
            </text:list-item>
            <text:list-item>
              <text:p text:style-name="P1">Thermistor</text:p>
              <text:list>
                <text:list-item>
                  <text:p text:style-name="P1">215mm</text:p>
                </text:list-item>
              </text:list>
            </text:list-item>
          </text:list>
        </text:list-item>
        <text:list-item>
          <text:p text:style-name="P1">motor wire lengths</text:p>
          <text:list>
            <text:list-item>
              <text:p text:style-name="P1">Cut both half height motors to 130mm</text:p>
            </text:list-item>
            <text:list-item>
              <text:p text:style-name="P1">Cover with shielding cut to 120mm</text:p>
            </text:list-item>
          </text:list>
        </text:list-item>
        <text:list-item>
          <text:p text:style-name="P1">Panduit Lengths</text:p>
          <text:list>
            <text:list-item>
              <text:p text:style-name="P1">2x 1/4” panduit cut to 170mm</text:p>
            </text:list-item>
          </text:list>
        </text:list-item>
        <text:list-item>
          <text:p text:style-name="P1">Juniperberry cable harness 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3T10:17:34.601339154</meta:creation-date>
    <dc:date>2015-07-15T07:46:40.690386771</dc:date>
    <meta:editing-duration>P1DT20H58M45S</meta:editing-duration>
    <meta:editing-cycles>1</meta:editing-cycles>
    <meta:document-statistic meta:table-count="0" meta:image-count="0" meta:object-count="0" meta:page-count="1" meta:paragraph-count="19" meta:word-count="93" meta:character-count="413" meta:non-whitespace-character-count="357"/>
    <meta:generator>LibreOffice/4.3.3.2$Linux_X86_64 LibreOffice_project/430m0$Build-2</meta:generator>
  </office:meta>
</office:document-meta>
</file>